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solid" svg:stroke-width="0.026cm" svg:stroke-color="#000000" draw:stroke-linejoin="miter" draw:fill="none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3" style:family="graphic" style:parent-style-name="standard">
      <style:graphic-properties draw:stroke="solid" svg:stroke-width="0.17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4" style:family="graphic" style:parent-style-name="standard">
      <style:graphic-properties draw:stroke="solid" svg:stroke-width="0.10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5" style:family="graphic" style:parent-style-name="standard">
      <style:graphic-properties draw:stroke="solid" svg:stroke-width="0.106cm" svg:stroke-color="#000000" draw:marker-end="msArrowEnd_20_5" draw:marker-end-width="0.318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0.508cm" fo:min-width="3.087cm" fo:padding-top="0.13cm" fo:padding-bottom="0.13cm" fo:padding-left="0.25cm" fo:padding-right="0.25cm" fo:wrap-option="no-wrap"/>
    </style:style>
    <style:style style:name="gr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425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71cm" svg:stroke-color="#000000" draw:marker-end="msArrowOpenEnd_20_5" draw:marker-end-width="0.319cm" draw:marker-end-center="false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tart-line-spacing-horizontal="0.63cm" draw:start-line-spacing-vertical="0.63cm" draw:end-line-spacing-horizontal="0.63cm" draw:end-line-spacing-vertical="0.63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284cm" fo:padding-top="0.13cm" fo:padding-bottom="0.13cm" fo:padding-left="0.25cm" fo:padding-right="0.25cm" fo:wrap-option="no-wrap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352cm" fo:padding-top="0.13cm" fo:padding-bottom="0.13cm" fo:padding-left="0.25cm" fo:padding-right="0.25cm" fo:wrap-option="no-wrap"/>
    </style:style>
    <style:style style:name="gr12" style:family="graphic" style:parent-style-name="standard">
      <style:graphic-properties draw:stroke="none" draw:fill="none" draw:fill-color="#ffffff" draw:textarea-horizontal-align="justify" draw:textarea-vertical-align="top" draw:auto-grow-height="true" fo:min-height="0.763cm" fo:min-width="1.297cm" fo:padding-top="0.13cm" fo:padding-bottom="0.13cm" fo:padding-left="0.25cm" fo:padding-right="0.25cm" fo:wrap-option="no-wrap"/>
    </style:style>
    <style:style style:name="gr1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1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15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1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849cm" fo:padding-top="0.13cm" fo:padding-bottom="0.13cm" fo:padding-left="0.25cm" fo:padding-right="0.25cm" fo:wrap-option="no-wrap"/>
    </style:style>
    <style:style style:name="gr1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19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2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2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819cm" fo:padding-top="0.13cm" fo:padding-bottom="0.13cm" fo:padding-left="0.25cm" fo:padding-right="0.25cm" fo:wrap-option="no-wrap"/>
    </style:style>
    <style:style style:name="gr2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1.086cm" fo:padding-top="0.13cm" fo:padding-bottom="0.13cm" fo:padding-left="0.25cm" fo:padding-right="0.25cm" fo:wrap-option="no-wrap"/>
    </style:style>
    <style:style style:name="gr23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true" fo:min-height="0.508cm" fo:min-width="0.849cm" fo:padding-top="0.13cm" fo:padding-bottom="0.13cm" fo:padding-left="0.25cm" fo:padding-right="0.25cm" fo:wrap-option="no-wrap"/>
    </style:style>
    <style:style style:name="pr1" style:family="presentation" style:parent-style-name="預設-notes">
      <style:graphic-properties draw:fill-color="#ffffff" draw:auto-grow-height="true" fo:min-height="13.364cm"/>
    </style:style>
    <style:style style:name="pr2" style:family="presentation" style:parent-style-name="預設-notes">
      <style:graphic-properties draw:fill-color="#ffffff" fo:min-height="13.364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P3" style:family="paragraph">
      <style:paragraph-properties style:writing-mode="lr-tb" style:font-independent-line-spacing="true"/>
    </style:style>
    <style:style style:name="P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P7" style:family="paragraph">
      <style:paragraph-properties fo:margin-left="0cm" fo:margin-right="0cm" fo:line-height="100%" fo:text-indent="0cm" style:punctuation-wrap="hanging" style:line-break="strict"/>
    </style:style>
    <style:style style:name="P8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T1" style:family="text">
      <style:text-properties fo:font-size="12pt" fo:language="en" fo:country="US" style:font-family-asian="微軟正黑體" style:font-family-generic-asian="swiss" style:font-pitch-asian="variable" style:font-size-asian="12pt" style:language-asian="zh" style:country-asian="TW" style:font-family-complex="微軟正黑體" style:font-family-generic-complex="swiss" style:font-pitch-complex="variable" style:font-size-complex="12pt"/>
    </style:style>
    <style:style style:name="T2" style:family="text">
      <style:text-properties fo:font-family="Calibri" style:font-family-generic="swiss" style:font-pitch="variable" fo:font-size="12pt" fo:language="en" fo:country="US" style:font-family-asian="微軟正黑體" style:font-family-generic-asian="swiss" style:font-pitch-asian="variable" style:font-size-asian="12pt" style:language-asian="zh" style:country-asian="TW" style:font-family-complex="微軟正黑體" style:font-family-generic-complex="swiss" style:font-pitch-complex="variable" style:font-size-complex="12pt"/>
    </style:style>
    <style:style style:name="T3" style:family="text">
      <style:text-properties fo:font-family="Calibri" style:font-family-generic="swiss" style:font-pitch="variable" fo:font-size="14pt" fo:language="en" fo:country="US" style:font-family-asian="微軟正黑體" style:font-family-generic-asian="swiss" style:font-pitch-asian="variable" style:font-size-asian="14pt" style:language-asian="zh" style:country-asian="TW" style:font-family-complex="微軟正黑體" style:font-family-generic-complex="swiss" style:font-pitch-complex="variable" style:font-size-complex="14pt"/>
    </style:style>
    <style:style style:name="T4" style:family="text">
      <style:text-properties fo:language="en" fo:country="US" style:font-family-asian="微軟正黑體" style:font-family-generic-asian="swiss" style:font-pitch-asian="variable" style:language-asian="zh" style:country-asian="TW" style:font-family-complex="微軟正黑體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預設" presentation:presentation-page-layout-name="AL1T0">
        <draw:g draw:name="內容版面配置區 3">
          <draw:custom-shape draw:name="文字方塊 51" draw:style-name="gr1" draw:text-style-name="P2" draw:layer="layout" svg:width="3.501cm" svg:height="0.768cm" svg:x="15.086cm" svg:y="15.998cm">
            <text:list text:style-name="L1">
              <text:list-header>
                <text:p text:style-name="P1"><text:span text:style-name="T1">Address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1" draw:style-name="gr1" draw:text-style-name="P2" draw:layer="layout" svg:width="3.501cm" svg:height="0.768cm" svg:x="18.587cm" svg:y="15.998cm">
            <text:list text:style-name="L1">
              <text:list-header>
                <text:p text:style-name="P1"><text:span text:style-name="T1">Data line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3" draw:style-name="gr2" draw:text-style-name="P3" draw:layer="layout" svg:width="21.59cm" svg:height="11.437cm" svg:x="2.54cm" svg:y="4.023cm">
            <text:p/>
            <draw:enhanced-geometry svg:viewBox="0 0 21600 21600" draw:type="rectangle" draw:enhanced-path="M 0 0 L 21600 0 21600 21600 0 21600 0 0 Z N"/>
          </draw:custom-shape>
          <draw:custom-shape draw:name="Rectangle 12" draw:style-name="gr2" draw:text-style-name="P3" draw:layer="layout" svg:width="5.88cm" svg:height="7.32cm" svg:x="13.698cm" svg:y="4.21cm">
            <text:list text:style-name="L2">
              <text:list-header>
                <text:p text:style-name="P4"><text:span text:style-name="T2">Registers</text:span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  <text:p text:style-name="P4"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3" draw:style-name="gr2" draw:text-style-name="P3" draw:layer="layout" svg:width="4.117cm" svg:height="0.752cm" svg:x="14.502cm" svg:y="5.145cm">
            <text:list text:style-name="L2">
              <text:list-header>
                <text:p text:style-name="P4"><text:span text:style-name="T2">R0=0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4.117cm" svg:height="0.752cm" svg:x="14.502cm" svg:y="7.391cm">
            <text:list text:style-name="L2">
              <text:list-header>
                <text:p text:style-name="P4"><text:span text:style-name="T2">R12=F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20" draw:style-name="gr2" draw:text-style-name="P3" draw:layer="layout" svg:width="4.117cm" svg:height="0.752cm" svg:x="14.502cm" svg:y="10.572cm">
            <text:list text:style-name="L2">
              <text:list-header>
                <text:p text:style-name="P4"><text:span text:style-name="T2">I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11" draw:style-name="gr3" draw:text-style-name="P5" draw:layer="layout" svg:x1="3.122cm" svg:y1="12.737cm" svg:x2="20.047cm" svg:y2="12.745cm">
            <text:p/>
          </draw:line>
          <draw:line draw:name="直線接點 12" draw:style-name="gr4" draw:text-style-name="P5" draw:layer="layout" svg:x1="8.382cm" svg:y1="12.737cm" svg:x2="8.374cm" svg:y2="13.985cm">
            <text:p/>
          </draw:line>
          <draw:custom-shape draw:name="Rectangle 4" draw:style-name="gr2" draw:text-style-name="P3" draw:layer="layout" svg:width="5.88cm" svg:height="2.453cm" svg:x="6.041cm" svg:y="9.252cm">
            <text:list text:style-name="L2">
              <text:list-header>
                <text:p text:style-name="P4"><text:span text:style-name="T2">ALU</text:span></text:p>
                <text:p text:style-name="P4"><text:span text:style-name="T2">arithmetic &amp; logic un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" draw:text-style-name="P3" draw:layer="layout" svg:width="5.88cm" svg:height="0.996cm" svg:x="6.041cm" svg:y="13.984cm">
            <text:list text:style-name="L2">
              <text:list-header>
                <text:p text:style-name="P4"><text:span text:style-name="T2">Control unit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15" draw:style-name="gr5" draw:text-style-name="P5" draw:layer="layout" svg:x1="8.982cm" svg:y1="11.705cm" svg:x2="8.96cm" svg:y2="12.736cm">
            <text:p/>
          </draw:line>
          <draw:custom-shape draw:name="文字方塊 51" draw:style-name="gr6" draw:text-style-name="P2" draw:layer="layout" svg:width="3.587cm" svg:height="0.768cm" svg:x="10.325cm" svg:y="12.988cm">
            <text:list text:style-name="L1">
              <text:list-header>
                <text:p text:style-name="P1"><text:span text:style-name="T1">Internal Bus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2" draw:text-style-name="P3" draw:layer="layout" svg:width="4.117cm" svg:height="0.752cm" svg:x="14.502cm" svg:y="8.911cm">
            <text:list text:style-name="L2">
              <text:list-header>
                <text:p text:style-name="P4"><text:span text:style-name="T2">R14 = L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" draw:text-style-name="P3" draw:layer="layout" svg:width="7.585cm" svg:height="2.036cm" svg:x="14.794cm" svg:y="13.027cm">
            <text:list text:style-name="L2">
              <text:list-header>
                <text:p text:style-name="P4"><text:span text:style-name="T2">Input/output unit</text:span></text:p>
                <text:p text:style-name="P4"><text:span text:style-name="T2"/></text:p>
                <text:p text:style-name="P4"><text:span text:style-name="T2"/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" draw:text-style-name="P3" draw:layer="layout" svg:width="2.292cm" svg:height="0.748cm" svg:x="19.191cm" svg:y="13.963cm">
            <text:list text:style-name="L2">
              <text:list-header>
                <text:p text:style-name="P4"><text:span text:style-name="T2">MD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5" draw:style-name="gr2" draw:text-style-name="P3" draw:layer="layout" svg:width="2.917cm" svg:height="0.748cm" svg:x="15.377cm" svg:y="13.963cm">
            <text:list text:style-name="L2">
              <text:list-header>
                <text:p text:style-name="P4"><text:span text:style-name="T2">MAR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21" draw:style-name="gr4" draw:text-style-name="P5" draw:layer="layout" svg:x1="20.338cm" svg:y1="14.713cm" svg:x2="20.338cm" svg:y2="15.996cm">
            <text:p/>
          </draw:line>
          <draw:custom-shape draw:name="Rectangle 19" draw:style-name="gr2" draw:text-style-name="P3" draw:layer="layout" svg:width="4.117cm" svg:height="0.752cm" svg:x="14.502cm" svg:y="9.676cm">
            <text:list text:style-name="L2">
              <text:list-header>
                <text:p text:style-name="P4"><text:span text:style-name="T2">R15 = P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4.117cm" svg:height="0.752cm" svg:x="14.502cm" svg:y="8.139cm">
            <text:list text:style-name="L2">
              <text:list-header>
                <text:p text:style-name="P4"><text:span text:style-name="T2">R13=S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矩形 24" draw:style-name="gr7" draw:text-style-name="P6" draw:layer="layout" svg:width="0.925cm" svg:height="0.768cm" svg:x="15.989cm" svg:y="6.455cm">
            <text:list text:style-name="L2">
              <text:list-header>
                <text:p text:style-name="P4"><text:span text:style-name="T2">…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4.117cm" svg:height="0.752cm" svg:x="14.502cm" svg:y="5.894cm">
            <text:list text:style-name="L2">
              <text:list-header>
                <text:p text:style-name="P4"><text:span text:style-name="T2">R1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line draw:name="直線接點 26" draw:style-name="gr4" draw:text-style-name="P5" draw:layer="layout" svg:x1="16.258cm" svg:y1="11.506cm" svg:x2="16.254cm" svg:y2="12.63cm">
            <text:p/>
          </draw:line>
          <draw:line draw:name="直線接點 27" draw:style-name="gr4" draw:text-style-name="P5" draw:layer="layout" svg:x1="18.005cm" svg:y1="12.631cm" svg:x2="18.001cm" svg:y2="13.005cm">
            <text:p/>
          </draw:line>
          <draw:line draw:name="直線接點 28" draw:style-name="gr4" draw:text-style-name="P5" draw:layer="layout" svg:x1="16.836cm" svg:y1="14.713cm" svg:x2="16.836cm" svg:y2="15.996cm">
            <text:p/>
          </draw:line>
          <draw:connector draw:name="肘形接點 29" draw:style-name="gr8" draw:text-style-name="P5" draw:layer="layout" svg:x1="4.581cm" svg:y1="12.735cm" svg:x2="7.294cm" svg:y2="9.273cm" svg:d="m4581 12735v-1731h2713v-1731">
            <text:p/>
          </draw:connector>
          <draw:connector draw:name="肘形接點 30" draw:style-name="gr8" draw:text-style-name="P5" draw:layer="layout" svg:x1="12.753cm" svg:y1="12.735cm" svg:x2="10.212cm" svg:y2="9.251cm" svg:d="m12753 12735v-1742h-2541v-1742">
            <text:p/>
          </draw:connector>
        </draw:g>
        <presentation:notes draw:style-name="dp2">
          <draw:page-thumbnail draw:style-name="gr9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預設" presentation:presentation-page-layout-name="AL2T1">
        <draw:g draw:name="內容版面配置區 3">
          <draw:custom-shape draw:name="Rectangle 19" draw:style-name="gr2" draw:text-style-name="P3" draw:layer="layout" svg:width="5.254cm" svg:height="1.701cm" svg:x="6.058cm" svg:y="13.919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12.858cm" svg:height="1.701cm" svg:x="11.312cm" svg:y="13.919cm">
            <text:list text:style-name="L2">
              <text:list-header>
                <text:p text:style-name="P4"><text:span text:style-name="T3">Cx (24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49" draw:style-name="gr10" draw:text-style-name="P2" draw:layer="layout" svg:width="2.012cm" svg:height="1.023cm" svg:x="2.666cm" svg:y="13.847cm">
            <text:list text:style-name="L1">
              <text:list-header>
                <text:p text:style-name="P1"><text:span text:style-name="T4">J </text:span><text:span text:style-name="T4">型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0" draw:style-name="gr11" draw:text-style-name="P2" draw:layer="layout" svg:width="2.08cm" svg:height="1.023cm" svg:x="2.68cm" svg:y="4.564cm">
            <text:list text:style-name="L1">
              <text:list-header>
                <text:p text:style-name="P1"><text:span text:style-name="T4">A </text:span><text:span text:style-name="T4">型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2" draw:text-style-name="P3" draw:layer="layout" svg:width="5.248cm" svg:height="1.701cm" svg:x="6.064cm" svg:y="5.024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2.624cm" svg:height="1.701cm" svg:x="11.312cm" svg:y="5.024cm">
            <text:list text:style-name="L2">
              <text:list-header>
                <text:p text:style-name="P4"><text:span text:style-name="T3">R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2.624cm" svg:height="1.701cm" svg:x="13.936cm" svg:y="5.024cm">
            <text:list text:style-name="L2">
              <text:list-header>
                <text:p text:style-name="P4"><text:span text:style-name="T3">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2.624cm" svg:height="1.701cm" svg:x="16.561cm" svg:y="5.024cm">
            <text:list text:style-name="L2">
              <text:list-header>
                <text:p text:style-name="P4"><text:span text:style-name="T3">Rc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32" draw:style-name="gr12" draw:text-style-name="P2" draw:layer="layout" svg:width="2.025cm" svg:height="1.023cm" svg:x="2.668cm" svg:y="9.128cm">
            <text:list text:style-name="L1">
              <text:list-header>
                <text:p text:style-name="P1"><text:span text:style-name="T4">L </text:span><text:span text:style-name="T4">型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2" draw:text-style-name="P3" draw:layer="layout" svg:width="2.624cm" svg:height="1.71cm" svg:x="11.196cm" svg:y="9.667cm">
            <text:list text:style-name="L2">
              <text:list-header>
                <text:p text:style-name="P4"><text:span text:style-name="T3">Ra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7.872cm" svg:height="1.71cm" svg:x="16.298cm" svg:y="9.667cm">
            <text:list text:style-name="L2">
              <text:list-header>
                <text:p text:style-name="P4"><text:span text:style-name="T3">Cx (16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5.189cm" svg:height="1.701cm" svg:x="6.006cm" svg:y="9.667cm">
            <text:list text:style-name="L2">
              <text:list-header>
                <text:p text:style-name="P4"><text:span text:style-name="T3">OP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Rectangle 19" draw:style-name="gr2" draw:text-style-name="P3" draw:layer="layout" svg:width="2.478cm" svg:height="1.71cm" svg:x="13.82cm" svg:y="9.667cm">
            <text:list text:style-name="L2">
              <text:list-header>
                <text:p text:style-name="P4"><text:span text:style-name="T3">Rb</text:span></text:p>
              </text:list-header>
            </text:list>
            <draw:enhanced-geometry svg:viewBox="0 0 21600 21600" draw:type="rectangle" draw:enhanced-path="M 0 0 L 21600 0 21600 21600 0 21600 0 0 Z N"/>
          </draw:custom-shape>
          <draw:custom-shape draw:name="文字方塊 5" draw:style-name="gr13" draw:text-style-name="P8" draw:layer="layout" svg:width="1.586cm" svg:height="0.768cm" svg:x="7.848cm" svg:y="11.368cm">
            <text:list text:style-name="L2">
              <text:list-header>
                <text:p text:style-name="P7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4" draw:text-style-name="P8" draw:layer="layout" svg:width="1.586cm" svg:height="0.768cm" svg:x="12.044cm" svg:y="11.368cm">
            <text:list text:style-name="L2">
              <text:list-header>
                <text:p text:style-name="P7"><text:span text:style-name="T2">23-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15" draw:text-style-name="P8" draw:layer="layout" svg:width="1.586cm" svg:height="0.768cm" svg:x="14.406cm" svg:y="11.368cm">
            <text:list text:style-name="L2">
              <text:list-header>
                <text:p text:style-name="P7"><text:span text:style-name="T2">19-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" draw:style-name="gr16" draw:text-style-name="P8" draw:layer="layout" svg:width="1.586cm" svg:height="0.768cm" svg:x="7.987cm" svg:y="15.62cm">
            <text:list text:style-name="L2">
              <text:list-header>
                <text:p text:style-name="P7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7" draw:text-style-name="P8" draw:layer="layout" svg:width="1.349cm" svg:height="0.768cm" svg:x="16.095cm" svg:y="15.62cm">
            <text:list text:style-name="L2">
              <text:list-header>
                <text:p text:style-name="P7"><text:span text:style-name="T2">23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5" draw:style-name="gr18" draw:text-style-name="P8" draw:layer="layout" svg:width="1.586cm" svg:height="0.768cm" svg:x="7.848cm" svg:y="6.633cm">
            <text:list text:style-name="L2">
              <text:list-header>
                <text:p text:style-name="P7"><text:span text:style-name="T2">31-24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2" draw:style-name="gr19" draw:text-style-name="P8" draw:layer="layout" svg:width="1.586cm" svg:height="0.768cm" svg:x="12.044cm" svg:y="6.633cm">
            <text:list text:style-name="L2">
              <text:list-header>
                <text:p text:style-name="P7"><text:span text:style-name="T2">23-2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20" draw:text-style-name="P8" draw:layer="layout" svg:width="1.586cm" svg:height="0.768cm" svg:x="14.406cm" svg:y="6.633cm">
            <text:list text:style-name="L2">
              <text:list-header>
                <text:p text:style-name="P7"><text:span text:style-name="T2">19-16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6" draw:style-name="gr21" draw:text-style-name="P8" draw:layer="layout" svg:width="1.319cm" svg:height="0.768cm" svg:x="20.657cm" svg:y="6.661cm">
            <text:list text:style-name="L2">
              <text:list-header>
                <text:p text:style-name="P7"><text:span text:style-name="T2">11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6" draw:style-name="gr22" draw:text-style-name="P8" draw:layer="layout" svg:width="1.586cm" svg:height="0.768cm" svg:x="17.03cm" svg:y="6.633cm">
            <text:list text:style-name="L2">
              <text:list-header>
                <text:p text:style-name="P7"><text:span text:style-name="T2">15-12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文字方塊 13" draw:style-name="gr23" draw:text-style-name="P8" draw:layer="layout" svg:width="1.349cm" svg:height="0.768cm" svg:x="19.367cm" svg:y="11.254cm">
            <text:list text:style-name="L2">
              <text:list-header>
                <text:p text:style-name="P7"><text:span text:style-name="T2">15-0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Rectangle 19" draw:style-name="gr2" draw:text-style-name="P3" draw:layer="layout" svg:width="4.759cm" svg:height="1.701cm" svg:x="19.148cm" svg:y="5.024cm">
            <text:list text:style-name="L2">
              <text:list-header>
                <text:p text:style-name="P4"><text:span text:style-name="T3">Cx (12 bits)</text:span></text:p>
              </text:list-header>
            </text:list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9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draw:marker draw:name="msArrowEnd_20_5" draw:display-name="msArrowEnd 5" svg:viewBox="0 0 318 318" svg:d="m159 0 159 318h-318z"/>
    <draw:marker draw:name="msArrowOpenEnd_20_5" draw:display-name="msArrowOpenEnd 5" svg:viewBox="0 0 320 320" svg:d="m160 0 160 291-48 29-112-205-112 205-48-29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編號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編號&gt;</text:page-number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編號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Chung-Shu Chen</meta:initial-creator>
    <meta:creation-date>2013-12-26T16:13:52</meta:creation-date>
    <meta:editing-duration>PT9M24S</meta:editing-duration>
    <meta:editing-cycles>5</meta:editing-cycles>
    <dc:date>2013-12-26T16:23:06</dc:date>
    <dc:creator>Chung-Shu Chen</dc:creator>
    <meta:generator>OpenOffice.org/3.3$Unix OpenOffice.org_project/330m20$Build-9567</meta:generator>
    <meta:document-statistic meta:object-count="79"/>
  </office:meta>
</office:document-meta>
</file>